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5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6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7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left" draw:textarea-vertical-align="top" draw:auto-grow-height="false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1" style:family="graphic" style:parent-style-name="standard">
      <style:graphic-properties draw:textarea-horizontal-align="center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8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9" style:family="paragraph">
      <style:paragraph-properties fo:line-height="100%"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1cm" svg:height="1.905cm" svg:x="8.368cm" svg:y="2.191cm">
          <text:p text:style-name="P1"><text:span text:style-name="T1">Log topi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37cm" svg:height="5.352cm" svg:x="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1cm">
          <draw:text-box>
            <text:p>YARN</text:p>
          </draw:text-box>
        </draw:frame>
        <draw:custom-shape draw:style-name="gr1" draw:text-style-name="P2" draw:id="id1" draw:layer="layout" svg:width="2.54cm" svg:height="1.905cm" svg:x="1.657cm" svg:y="2.214cm">
          <text:p text:style-name="P1"><text:span text:style-name="T1">Program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45cm" svg:height="1.905cm" svg:x="3.581cm" svg:y="7.107cm">
          <text:p text:style-name="P1"><text:span text:style-name="T2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1cm">
          <draw:text-box>
            <text:p>Kafka</text:p>
          </draw:text-box>
        </draw:frame>
        <draw:custom-shape draw:style-name="gr2" draw:text-style-name="P1" draw:layer="layout" svg:width="4.62cm" svg:height="5.35cm" svg:x="7.81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948cm" svg:x="3.348cm" svg:y="9.752cm">
          <text:p text:style-name="P4"><text:span text:style-name="T2">Controls how a program container emits logs</text:span></text:p>
          <draw:enhanced-geometry svg:viewBox="0 0 21600 21600" draw:glue-points="10800 0 0 10800 10800 21600 21600 10800 ?f40 ?f41" draw:text-areas="0 0 21600 21600" draw:type="rectangular-callout" draw:modifiers="9402.88638152716 -16080.86198050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4.233cm" svg:y1="3.153cm" svg:x2="8.659cm" svg:y2="2.937cm">
          <text:p/>
        </draw:line>
        <draw:custom-shape draw:style-name="gr1" draw:text-style-name="P2" draw:id="id2" draw:layer="layout" svg:width="1.27cm" svg:height="1.27cm" svg:x="4.791cm" svg:y="4.791cm">
          <text:p text:style-name="P1"><text:span text:style-name="T1">Log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7.216cm" svg:y1="7.098cm" svg:x2="7.286cm" svg:y2="3.094cm">
          <text:p/>
        </draw:line>
        <draw:connector draw:style-name="gr7" draw:text-style-name="P1" draw:layer="layout" svg:x1="4.197cm" svg:y1="3.166cm" svg:x2="5.425cm" svg:y2="4.791cm" draw:start-shape="id1" draw:start-glue-point="1" draw:end-shape="id2" draw:end-glue-point="4" svg:d="m4197 3166h1228v1625">
          <text:p/>
        </draw:connector>
        <draw:frame draw:style-name="gr8" draw:layer="layout" svg:width="5.715cm" svg:height="1.27cm" svg:x="13.07cm" svg:y="1cm">
          <draw:text-box>
            <text:p>Log Saver Service</text:p>
          </draw:text-box>
        </draw:frame>
        <draw:custom-shape draw:style-name="gr2" draw:text-style-name="P1" draw:layer="layout" svg:width="6.35cm" svg:height="5.352cm" svg:x="13.065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08cm" svg:height="3.307cm" svg:x="13.7cm" svg:y="2.275cm">
          <text:p text:style-name="P6"><text:span text:style-name="T1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8" draw:layer="layout" svg:width="4.423cm" svg:height="2.063cm" svg:x="14.155cm" svg:y="2.887cm">
            <text:p text:style-name="P6"><text:span text:style-name="T2">CDAP Log Pipelin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4cm" svg:x="14.479cm" svg:y="3.88cm">
            <text:p text:style-name="P6"><text:span text:style-name="T2">Buff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4cm" svg:x="16.691cm" svg:y="3.396cm">
            <text:p text:style-name="P6"><text:span text:style-name="T2">Avr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3cm" svg:x="16.691cm" svg:y="4.364cm">
            <text:p text:style-name="P6"><text:span text:style-name="T2">Metrics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5.576cm" svg:y1="4.128cm" svg:x2="16.684cm" svg:y2="3.603cm">
            <text:p/>
          </draw:line>
          <draw:line draw:style-name="gr12" draw:text-style-name="P1" draw:layer="layout" svg:x1="15.577cm" svg:y1="4.128cm" svg:x2="16.711cm" svg:y2="4.583cm">
            <text:p/>
          </draw:line>
        </draw:g>
        <draw:line draw:style-name="gr6" draw:text-style-name="P1" draw:layer="layout" svg:x1="14.696cm" svg:y1="7.194cm" svg:x2="16.596cm" svg:y2="3.73cm">
          <text:p/>
        </draw:line>
        <draw:line draw:style-name="gr6" draw:text-style-name="P1" draw:layer="layout" svg:x1="14.624cm" svg:y1="7.218cm" svg:x2="14.624cm" svg:y2="4.332cm">
          <text:p/>
        </draw:line>
        <draw:line draw:style-name="gr5" draw:text-style-name="P1" draw:layer="layout" svg:x1="11.738cm" svg:y1="3.033cm" svg:x2="14.504cm" svg:y2="4.067cm">
          <text:p/>
        </draw:line>
        <draw:custom-shape draw:style-name="gr13" draw:text-style-name="P1" draw:layer="layout" svg:width="4.009cm" svg:height="4.539cm" svg:x="21.574cm" svg:y="2.0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" draw:layer="layout" svg:width="0.745cm" svg:height="0.851cm" svg:x="22.663cm" svg:y="3.9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522cm" svg:y="3.7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377cm" svg:y="3.5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4" draw:text-style-name="P3" draw:layer="layout" svg:width="0.745cm" svg:height="0.851cm" svg:x="24.413cm" svg:y="5.3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272cm" svg:y="5.0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127cm" svg:y="4.8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5" draw:text-style-name="P1" draw:layer="layout" svg:x1="17.895cm" svg:y1="3.658cm" svg:x2="22.306cm" svg:y2="4.093cm">
          <text:p/>
        </draw:line>
        <draw:frame draw:style-name="gr15" draw:layer="layout" svg:width="4.356cm" svg:height="2.021cm" svg:x="21.41cm" svg:y="0.938cm">
          <draw:text-box>
            <text:p>HDFS</text:p>
          </draw:text-box>
        </draw:frame>
        <draw:custom-shape draw:style-name="gr1" draw:text-style-name="P2" draw:layer="layout" svg:width="4.013cm" svg:height="1.905cm" svg:x="21.387cm" svg:y="7.34cm">
          <text:p text:style-name="P1"><text:span text:style-name="T1">Metrics Serv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19cm" svg:y1="4.644cm" svg:x2="21.239cm" svg:y2="7.964cm">
          <text:p/>
        </draw:line>
        <draw:line draw:style-name="gr6" draw:text-style-name="P1" draw:layer="layout" svg:x1="14.672cm" svg:y1="7.29cm" svg:x2="17.125cm" svg:y2="4.813cm">
          <text:p/>
        </draw:line>
        <draw:custom-shape draw:style-name="gr1" draw:text-style-name="P3" draw:layer="layout" svg:width="4.445cm" svg:height="1.905cm" svg:x="12.622cm" svg:y="7.075cm">
          <text:p text:style-name="P1"><text:span text:style-name="T2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3.81cm" svg:height="2.165cm" svg:x="13.816cm" svg:y="9.535cm">
          <text:p text:style-name="P9"><text:span text:style-name="T2">Controls reading, buffering, memory, and the CDAP Log Pipeline</text:span></text:p>
          <draw:enhanced-geometry svg:viewBox="0 0 21600 21600" draw:glue-points="10800 0 0 10800 10800 21600 21600 10800 ?f40 ?f41" draw:text-areas="0 0 21600 21600" draw:type="rectangular-callout" draw:modifiers="1672.00209918657 -9314.12742382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23T14:58:59</dc:date>
    <meta:editing-duration>PT01H31M18S</meta:editing-duration>
    <meta:editing-cycles>15</meta:editing-cycles>
    <meta:generator>NeoOffice/3.2015.12_Classic_Edition$Unix OpenOffice.org_project/Patch 0</meta:generator>
    <meta:document-statistic meta:object-count="41"/>
  </office:meta>
</office:document-meta>
</file>